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08cm" svg:height="11.112cm" svg:x="1.754cm" svg:y="2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09cm" svg:height="11.111cm" svg:x="6.672cm" svg:y="2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07cm" svg:height="11.111cm" svg:x="11.593cm" svg:y="2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08cm" svg:height="11.111cm" svg:x="16.513cm" svg:y="2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08cm" svg:height="11.112cm" svg:x="21.431cm" svg:y="2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08cm" svg:height="2.118cm" svg:x="1.754cm" svg:y="3.1cm">
          <text:p text:style-name="P1"><text:span text:style-name="T1">Nov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762cm" svg:height="2.118cm" svg:x="6.719cm" svg:y="3.1cm">
          <text:p text:style-name="P1"><text:span text:style-name="T2">diskimage</text:span><text:span text:style-name="T2"><text:line-break/></text:span><text:span text:style-name="T2">-build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807cm" svg:height="2.118cm" svg:x="11.591cm" svg:y="3.1cm">
          <text:p text:style-name="P1"><text:span text:style-name="T2">os-config</text:span><text:span text:style-name="T2"><text:line-break/></text:span><text:span text:style-name="T2">-appli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763cm" svg:height="2.118cm" svg:x="16.558cm" svg:y="3.1cm">
          <text:p text:style-name="P1"><text:span text:style-name="T2">os-config</text:span><text:span text:style-name="T2"><text:line-break/></text:span><text:span text:style-name="T2">-refresh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3.715cm" svg:height="2.118cm" svg:x="21.524cm" svg:y="3.1cm">
          <text:p text:style-name="P1"><text:span text:style-name="T1">Hea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8.727cm" svg:height="0.858cm" svg:x="1.754cm" svg:y="5.438cm">
          <text:p text:style-name="P1"><text:span text:style-name="T1">Maa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8.567cm" svg:height="0.914cm" svg:x="6.672cm" svg:y="5.944cm">
          <text:p text:style-name="P1"><text:span text:style-name="T1">Juju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8.728cm" svg:height="1.082cm" svg:x="1.753cm" svg:y="7.062cm">
          <text:p text:style-name="P1"><text:span text:style-name="T1">Crowba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3.761cm" svg:height="1.082cm" svg:x="21.431cm" svg:y="7.062cm">
          <text:p text:style-name="P1"><text:span text:style-name="T1">Crowba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0.95cm" svg:height="1.007cm" svg:x="10.481cm" svg:y="7.137cm">
          <text:p text:style-name="P1"><text:span text:style-name="T1">~~~ Chef ~~~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3.648cm" svg:height="1.264cm" svg:x="6.621cm" svg:y="10.312cm">
          <text:p text:style-name="P1"><text:span text:style-name="T1">Stand-alone Chef, Puppet, et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4.919cm" svg:height="1.143cm" svg:x="1.753cm" svg:y="8.463cm">
          <text:p text:style-name="P1"><text:span text:style-name="T1">Raz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3.649cm" svg:height="1.031cm" svg:x="6.672cm" svg:y="8.537cm">
          <text:p text:style-name="P1"><text:span text:style-name="T1">~~~ Puppet ~~~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23.485cm" svg:height="1.392cm" svg:x="1.754cm" svg:y="12.192cm">
          <text:p text:style-name="P1"><text:span text:style-name="T1">?? Vendor-specific tools ???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4.919cm" svg:height="1.52cm" svg:x="1.754cm" svg:y="10.164cm">
          <text:p text:style-name="P1"><text:span text:style-name="T3">Manual</text:span><text:span text:style-name="T3"><text:line-break/></text:span><text:span text:style-name="T3">Instal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vananda Veen</meta:initial-creator>
    <meta:creation-date>2013-03-13T14:39:48</meta:creation-date>
    <dc:date>2013-04-11T12:23:31</dc:date>
    <dc:creator>Devananda </dc:creator>
    <meta:editing-duration>P0D</meta:editing-duration>
    <meta:editing-cycles>2</meta:editing-cycles>
    <meta:generator>LibreOffice/3.6$Linux_X86_64 LibreOffice_project/360m1$Build-2</meta:generator>
    <meta:document-statistic meta:object-count="43"/>
  </office:meta>
</office:document-meta>
</file>